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3pt" style:font-size-asian="13pt" style:font-size-complex="13pt"/>
    </style:style>
    <style:style style:name="P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3"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style:font-size-asian="13pt" style:font-size-complex="13pt"/>
    </style:style>
    <style:style style:name="P4" style:family="paragraph" style:parent-style-name="List_20_Heading">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style:font-size-asian="13pt" style:font-size-complex="13pt"/>
    </style:style>
    <style:style style:name="P6" style:family="paragraph" style:parent-style-name="Quotations">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7" style:family="paragraph" style:parent-style-name="List_20_Contents">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8" style:family="paragraph" style:parent-style-name="List_20_Contents">
      <style:paragraph-properties fo:margin-top="0in" fo:margin-bottom="0.1965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9" style:family="paragraph" style:parent-style-name="List_20_Heading">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0" style:family="paragraph" style:parent-style-name="Text_20_body" style:list-style-name="L1">
      <style:paragraph-properties fo:text-align="justify" style:justify-single-word="false" fo:orphans="2" fo:widows="2"/>
      <style:text-properties fo:font-variant="normal" fo:text-transform="none" fo:color="#000000" style:font-name="Liberation Serif" fo:font-size="13pt" fo:letter-spacing="normal" fo:font-style="normal" fo:font-weight="normal" officeooo:paragraph-rsid="0004c9ab" style:font-size-asian="13pt" style:font-size-complex="13pt"/>
    </style:style>
    <style:style style:name="P11" style:family="paragraph" style:parent-style-name="Text_20_body" style:list-style-name="L2">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2" style:family="paragraph" style:parent-style-name="Text_20_body" style:list-style-name="L3">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3" style:family="paragraph" style:parent-style-name="Text_20_body" style:list-style-name="L5">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4" style:family="paragraph" style:parent-style-name="Text_20_body" style:list-style-name="L7">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5" style:family="paragraph" style:parent-style-name="Text_20_body" style:list-style-name="L8">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6" style:family="paragraph" style:parent-style-name="Text_20_body" style:list-style-name="L9">
      <style:paragraph-properties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7" style:family="paragraph" style:parent-style-name="Text_20_body" style:list-style-name="L10">
      <style:paragraph-properties fo:text-align="justify" style:justify-single-word="false" fo:orphans="2" fo:widows="2"/>
      <style:text-properties style:font-name="Liberation Serif" fo:font-size="13pt" style:font-size-asian="13pt" style:font-size-complex="13pt"/>
    </style:style>
    <style:style style:name="P18"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19"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0" style:family="paragraph" style:parent-style-name="Text_20_body" style:list-style-name="L3">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1" style:family="paragraph" style:parent-style-name="Text_20_body" style:list-style-name="L5">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2" style:family="paragraph" style:parent-style-name="Text_20_body" style:list-style-name="L6">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3" style:family="paragraph" style:parent-style-name="Text_20_body" style:list-style-name="L7">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4" style:family="paragraph" style:parent-style-name="Text_20_body" style:list-style-name="L8">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5" style:family="paragraph" style:parent-style-name="Text_20_body" style:list-style-name="L10">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26"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Liberation Serif" fo:font-size="13pt" fo:letter-spacing="normal" fo:font-style="italic" fo:font-weight="normal" style:font-size-asian="13pt" style:font-size-complex="13pt"/>
    </style:style>
    <style:style style:name="P27" style:family="paragraph" style:parent-style-name="Text_20_body" style:list-style-name="L9">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28"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style:font-size-asian="13pt" style:font-size-complex="13pt"/>
    </style:style>
    <style:style style:name="P29" style:family="paragraph" style:parent-style-name="Heading_20_2">
      <style:paragraph-properties fo:text-align="justify" style:justify-single-word="false"/>
      <style:text-properties fo:font-variant="normal" fo:text-transform="none" fo:color="#000000" style:font-name="Liberation Serif" fo:font-size="13pt" fo:letter-spacing="normal" fo:font-style="normal" style:font-size-asian="13pt" style:font-size-complex="13pt"/>
    </style:style>
    <style:style style:name="P30" style:family="paragraph" style:parent-style-name="Heading_20_1">
      <style:paragraph-properties fo:text-align="center" style:justify-single-word="fals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31" style:family="paragraph" style:parent-style-name="List_20_Contents" style:list-style-name="L4">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32" style:family="paragraph" style:parent-style-name="List_20_Contents" style:list-style-name="L4">
      <style:paragraph-properties fo:margin-top="0in" fo:margin-bottom="0.1965in" loext:contextual-spacing="false" fo:text-align="justify" style:justify-single-word="false" fo:orphans="2" fo:widows="2"/>
      <style:text-properties fo:font-variant="normal" fo:text-transform="none" fo:color="#000000" style:font-name="Liberation Serif" fo:font-size="13pt" fo:letter-spacing="normal" fo:font-style="normal" fo:font-weight="normal" style:font-size-asian="13pt" style:font-size-complex="13pt"/>
    </style:style>
    <style:style style:name="P3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3pt" fo:letter-spacing="normal" fo:font-style="normal" style:font-size-asian="13pt" style:font-size-complex="13pt"/>
    </style:style>
    <style:style style:name="P34" style:family="paragraph" style:parent-style-name="Heading_20_3">
      <style:text-properties fo:font-variant="normal" fo:text-transform="none" fo:color="#000000" style:font-name="Liberation Serif" fo:font-size="13pt" fo:letter-spacing="normal" fo:font-style="normal" style:font-size-asian="13pt" style:font-size-complex="13pt"/>
    </style:style>
    <style:style style:name="T1" style:family="text">
      <style:text-properties fo:font-weight="bold"/>
    </style:style>
    <style:style style:name="T2" style:family="text">
      <style:text-properties fo:font-style="italic"/>
    </style:style>
    <style:style style:name="T3" style:family="text">
      <style:text-properties fo:language="en" fo:country="US" fo:font-style="italic"/>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loext:padding-left="0in" loext:padding-right="0in" loext:padding-top="0in" loext:padding-bottom="0.0193in" loext:border-left="none" loext:border-right="none" loext:border-top="none" loext:border-bottom="0.06pt dotted #808080"/>
    </style:style>
    <style:style style:name="T6" style:family="text">
      <style:text-properties fo:font-variant="normal" fo:text-transform="none" fo:color="#000000" fo:letter-spacing="normal" fo:font-style="italic" fo:font-weight="normal"/>
    </style:style>
    <style:style style:name="T7" style:family="text">
      <style:text-properties loext:padding-left="0in" loext:padding-right="0in" loext:padding-top="0in" loext:padding-bottom="0.0193in" loext:border-left="none" loext:border-right="none" loext:border-top="none" loext:border-bottom="0.06pt dotted #808080"/>
    </style:style>
    <style:style style:name="T8" style:family="text">
      <style:text-properties officeooo:rsid="000c8af5"/>
    </style:style>
    <style:style style:name="T9" style:family="text">
      <style:text-properties officeooo:rsid="0013c0c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Объектно-ориентированное программирование</text:h>
      <text:h text:style-name="P3" text:outline-level="2"><text:span text:style-name="T9">Содержание</text:span>:</text:h>
      <text:list xml:id="list3337229628315639088" text:style-name="L1">
        <text:list-header>
          <text:p text:style-name="P18">Введение</text:p>
          <text:p text:style-name="P18">– 1 История</text:p>
          <text:p text:style-name="P18">– 2 Основные понятия</text:p>
          <text:p text:style-name="P18">– 3 Определение ООП и его основные концепции</text:p>
          <text:list>
            <text:list-header>
              <text:p text:style-name="P18">– 3.1 Сложности определения</text:p>
              <text:p text:style-name="P18">– 3.2 Концепции</text:p>
            </text:list-header>
          </text:list>
          <text:p text:style-name="P18">– 4 Особенности реализации</text:p>
          <text:p text:style-name="P18">– 5 Подходы к проектированию программ в целом</text:p>
          <text:p text:style-name="P18">– 6 Родственные методологии</text:p>
          <text:list text:continue-numbering="true">
            <text:list-header>
              <text:p text:style-name="P18">– 6.1 Компонентное программирование</text:p>
              <text:p text:style-name="P18">– 6.2 Прототипное программирование</text:p>
              <text:p text:style-name="P18">– 6.3 Класс-ориентированное программирование</text:p>
            </text:list-header>
          </text:list>
          <text:p text:style-name="P18">– 7 Производительность объектных программ</text:p>
          <text:p text:style-name="P18">– 8 Критика ООП</text:p>
          <text:p text:style-name="P10">– 9 Объектно-ориентированные языки</text:p>
          <text:p text:style-name="P10">Примечания<text:line-break/>Литература</text:p>
        </text:list-header>
      </text:list>
      <text:p text:style-name="P1"/>
      <text:h text:style-name="P3" text:outline-level="2"><text:bookmark text:name="link0"/>Введение</text:h>
      <text:p text:style-name="P2"><text:span text:style-name="T1">Объектно-ориентированное</text:span> или <text:span text:style-name="T1">объектное</text:span> программирование (в дальнейшем ООП) — парадигма программирования, в которой основными концепциями являются понятия объектов и классов. В случае языков с прототипированием вместо классов используются объекты-прототипы.</text:p>
      <text:p text:style-name="P1"/>
      <text:h text:style-name="P3" text:outline-level="2"><text:bookmark text:name="link1"/>1. История</text:h>
      <text:p text:style-name="P2">ООП возникло в результате развития идеологии процедурного программирования, где данные и подпрограммы (процедуры, функции) их обработки формально не связаны. Для дальнейшего развития объектно-ориентированного программирования часто большое значение имеют понятия события (так называемое событийно-ориентированное программирование) и компонента (компонентное программирование, КОП).</text:p>
      <text:p text:style-name="P2"/>
      <text:p text:style-name="P2"><text:soft-page-break/>Формирование КОП от ООП произошло, как случилось формирование модульного от процедурного программирования: процедуры сформировались в модули — независимые части кода до уровня сборки программы, так объекты сформировались в компоненты — независимые части кода до уровня выполнения программы. Взаимодействие объектов происходит посредством сообщений. Результатом дальнейшего развития ООП, по-видимому, будет агентно-ориентированое программирование, где <text:span text:style-name="T2">агенты</text:span> — независимые части кода на уровне выполнения. Взаимодействие агентов происходит посредством изменения <text:span text:style-name="T2">среды</text:span>, в которой они находятся.</text:p>
      <text:p text:style-name="P2">Языковые конструкции, конструктивно не относящиеся непосредственно к объектам, но сопутствующие им для их безопасной (исключительные ситуации, проверки) и эффективной работы, инкапсулируются от них в аспекты (в аспектно-ориентированном программировании). Субъектно-ориентированное программирование расширяет понятие объект посредством обеспечения более унифицированного и независимого взаимодействия объектов. Может являться переходной стадией между ООП и агентным программирование в части самостоятельного их взаимодействия.</text:p>
      <text:p text:style-name="P2">Первым языком программирования, в котором были предложены принципы объектной ориентированности, была Симула. В момент своего появления (в 1967 году), этот язык программирования предложил поистине революционные идеи: объекты, классы, виртуальные методы и др., однако это всё не было воспринято современниками как нечто грандиозное. Тем не менее, большинство концепций были развиты Аланом Кэйем и Дэном Ингаллсом в языке Smalltalk. Именно он стал первым широко распространённым объектно-ориентированным языком программирования.</text:p>
      <text:p text:style-name="P2">В настоящее время количество прикладных языков программирования (список языков), реализующих объектно-ориентированную парадигму, является наибольшим по отношению к другим парадигмам. В области системного программирования до сих пор применяется парадигма процедурного программирования, и общепринятым языком программирования является язык C. Хотя при взаимодействии системного и прикладного уровней операционных систем заметное влияние стали оказывать языки объектно-ориентированного программирования. Например, одной из наиболее распространенных библиотек мультиплатформенного программирования является объектно-ориентированная библиотека Qt, написанная на языке C++.</text:p>
      <text:p text:style-name="P1"/>
      <text:h text:style-name="P3" text:outline-level="2"><text:soft-page-break/></text:h>
      <text:h text:style-name="P3" text:outline-level="2"/>
      <text:h text:style-name="P3" text:outline-level="2"><text:bookmark text:name="link2"/>2. Основные понятия</text:h>
      <text:p text:style-name="P4">Абстракция </text:p>
      <text:p text:style-name="P7">Абстрагирование — это способ выделить набор значимых характеристик объекта, исключая из рассмотрения незначимые. Соответственно, абстракция — это набор всех таких характеристик.</text:p>
      <text:p text:style-name="P9">Инкапсуляция </text:p>
      <text:p text:style-name="P7">Инкапсуляция — это свойство системы, позволяющее объединить данные и методы, работающие с ними, в классе и скрыть детали реализации от пользователя.</text:p>
      <text:p text:style-name="P9">Класс </text:p>
      <text:p text:style-name="P7">Класс является описываемой на языке терминологии (пространства имён) исходного кода моделью ещё не существующей сущности (объекта). Фактически он описывает устройство объекта, являясь своего рода чертежом. Говорят, что объект — это <text:span text:style-name="T1">экземпляр</text:span> класса. При этом в некоторых исполняющих системах класс также может представляться некоторым объектом при выполнении программы посредством динамической идентификации типа данных. Обычно классы разрабатывают таким образом, чтобы их объекты соответствовали объектам предметной области.</text:p>
      <text:p text:style-name="P9">Наследование </text:p>
      <text:p text:style-name="P7">Наследование — это свойство системы, позволяющее описать новый класс на основе уже существующего с частично или полностью заимствующейся функциональностью. Класс, от которого производится наследование, называется базовым, родительским или суперклассом. Новый класс — потомком, наследником или производным классом.</text:p>
      <text:p text:style-name="P9">Объект </text:p>
      <text:p text:style-name="P7">Сущность в адресном пространстве вычислительной системы, появляющаяся при создании экземпляра класса или копирования прототипа (например, после запуска результатов компиляции и связывания исходного кода на выполнение).</text:p>
      <text:p text:style-name="P9">Полиморфизм </text:p>
      <text:p text:style-name="P7">Полиморфизм — это свойство системы использовать объекты с одинаковым интерфейсом без информации о типе и внутренней структуре объекта.</text:p>
      <text:p text:style-name="P9">Прототип </text:p>
      <text:p text:style-name="P8">Прототип — это объект-образец, по образу и подобию которого создаются другие объекты. Объекты-копии могут сохранять связь с родительским объектом, автоматически наследуя изменения в прототипе; эта особенность определяется в рамках конкретного языка.</text:p>
      <text:p text:style-name="P8"/>
      <text:p text:style-name="P1"/>
      <text:h text:style-name="P3" text:outline-level="2"><text:bookmark text:name="link3"/><text:soft-page-break/>3. Определение ООП и его основные концепции</text:h>
      <text:p text:style-name="P2">Структура данных «класс», представляющая собой объектный тип данных, внешне похожа на типы данных процедурно-ориентированных языков, такие как <text:span text:style-name="T2">структура</text:span> в языке Си или <text:span text:style-name="T2">запись</text:span> в Паскале или QuickBasic. При этом элементы такой структуры (члены класса) могут сами быть не только данными, но и <text:span text:style-name="T2">методами</text:span> (то есть процедурами или функциями). Такое объединение называется инкапсуляцией.</text:p>
      <text:p text:style-name="P2">Наличие инкапсуляции достаточно для объектности языка программирования, но ещё не означает его объектной ориентированности — для этого требуется наличие наследования.</text:p>
      <text:p text:style-name="P2">Но даже наличие инкапсуляции и наследования не делает язык программирования в полной мере объектным с точки зрения ООП. Основные преимущества ООП проявляются только в том случае, когда в языке программирования реализован полиморфизм.</text:p>
      <text:p text:style-name="P2">Язык Self, соблюдая многие исходные положения объектно-ориентированного программирования, ввёл альтернативное классам понятие <text:span text:style-name="T2">прототипа</text:span>, положив начало прототипному программированию, считающемуся подвидом объектного.</text:p>
      <text:p text:style-name="P1"/>
      <text:h text:style-name="P5" text:outline-level="3"><text:bookmark text:name="link4"/>3.1. Сложности определения</text:h>
      <text:p text:style-name="P2">ООП имеет уже более чем сорокалетнюю историю, но, несмотря на это, до сих пор не существует чёткого общепринятого определения данной технологии. Основные принципы, заложенные в первые объектные языки и системы, подверглись существенному изменению (или искажению) и дополнению при многочисленных реализациях последующего времени. Кроме того, примерно с середины 1980-х годов термин «объектно-ориентированный» стал модным, в результате с ним произошло то же самое, что несколько раньше с термином «структурный» (ставшим модным после распространения технологии структурного программирования) — его стали искусственно «прикреплять» к любым новым разработкам, чтобы обеспечить им привлекательность. Бьёрн Страуструп в 1988 году писал, что обоснование «объектной ориентированности» чего-либо, в большинстве случаев, сводится к ложному силлогизму: «X — это хорошо. Объектная ориентированность — это хорошо. <text:span text:style-name="T2">Следовательно</text:span>, X является объектно-ориентированным».</text:p>
      <text:p text:style-name="P2">Тимоти Бадд пишет<text:bookmark text:name="link23"/>[1]:</text:p>
      <text:p text:style-name="P6">Роджер Кинг аргументированно настаивал, что его кот является объектно-ориентированным. Кроме прочих своих достоинств, кот демонстрирует характерное поведение, реагирует на сообщения, наделён унаследованными реакциями и управляет своим, вполне независимым, внутренним состоянием.</text:p>
      <text:p text:style-name="P2"><text:soft-page-break/>По мнению Алана Кея, создателя языка Smalltalk, которого считают одним из «отцов-основателей» ООП, объектно-ориентированный подход заключается в следующем наборе основных принципов (цитируется по вышеупомянутой книге Т. Бадда).</text:p>
      <text:p text:style-name="P2">Всё является объектом. Вычисления осуществляются путём взаимодействия (обмена данными) между объектами, при котором один объект требует, чтобы другой объект выполнил некоторое действие. Объекты взаимодействуют, посылая и получая сообщения. Сообщение — это запрос на выполнение действия, дополненный набором аргументов, которые могут понадобиться при выполнении действия. Каждый объект имеет независимую память, которая состоит из других объектов. Каждый объект является представителем (экземпляром) класса, который выражает общие свойства объектов. В классе задаётся поведение (функциональность) объекта. Тем самым все объекты, которые являются экземплярами одного класса, могут выполнять одни и те же действия. Классы организованы в единую древовидную структуру с общим корнем, называемую иерархией наследования. Память и поведение, связанное с экземплярами определённого класса, автоматически доступны любому классу, расположенному ниже в иерархическом дереве. Таким образом, программа представляет собой набор объектов, имеющих состояние и поведение. Объекты взаимодействуют посредством сообщений. Естественным образом выстраивается иерархия объектов: программа в целом — это объект, для выполнения своих функций она обращается к входящим в неё объектам, которые, в свою очередь, выполняют запрошенное путём обращения к другим объектам программы. Естественно, чтобы избежать бесконечной рекурсии в обращениях, на каком-то этапе объект трансформирует обращённое к нему сообщение в сообщения к стандартным системным объектам, предоставляемым языком и средой программирования.</text:p>
      <text:p text:style-name="P2">Устойчивость и управляемость системы обеспечивается за счёт чёткого разделения ответственности объектов (за каждое действие отвечает определённый объект), однозначного определения интерфейсов межобъектного взаимодействия и полной изолированности внутренней структуры объекта от внешней среды (инкапсуляции).</text:p>
      <text:h text:style-name="P5" text:outline-level="3"><text:bookmark text:name="link5"/>3.2. Концепции</text:h>
      <text:p text:style-name="P2">Появление в ООП отдельного понятия <text:span text:style-name="T1">класса</text:span> закономерно вытекает из желания иметь множество объектов со сходным поведением. Класс в ООП — это в чистом виде абстрактный тип данных, создаваемый программистом. С этой точки зрения объекты являются значениями данного абстрактного типа, а определение класса задаёт внутреннюю структуру значений и набор операций, которые над этими значениями могут быть выполнены. Желательность иерархии классов (а значит, наследования) вытекает из требований к повторному использованию кода — если несколько классов имеют сходное поведение, нет смысла дублировать их описание, лучше выделить общую часть в общий родительский класс, а в описании самих этих классов оставить только различающиеся элементы.</text:p>
      <text:p text:style-name="P2"><text:soft-page-break/>Необходимость совместного использования объектов разных классов, способных обрабатывать однотипные сообщения, требует поддержки <text:span text:style-name="T1">полиморфизма</text:span> — возможности записывать разные объекты в переменные одного и того же типа. В таких условиях объект, отправляя сообщение, может не знать в точности, к какому классу относится адресат, и одни и те же сообщения, отправленные переменным одного типа, содержащим объекты разных классов, вызовут различную реакцию.</text:p>
      <text:p text:style-name="P2">Отдельного пояснения требует понятие обмена <text:span text:style-name="T1">сообщениями</text:span>. Первоначально (например, в том же Smalltalk) взаимодействие объектов представлялось как «настоящий» обмен сообщениями, то есть пересылка от одного объекта другому специального объекта-сообщения. Такая модель является чрезвычайно общей. Она прекрасно подходит, например, для описания параллельных вычислений с помощью <text:span text:style-name="T2">активных объектов</text:span>, каждый из которых имеет собственный поток исполнения и работает одновременно с прочими. Такие объекты могут вести себя как отдельные, абсолютно автономные вычислительные единицы. Посылка сообщений естественным образом решает вопрос обработки сообщений объектами, присвоенными полиморфным переменным — независимо от того, как объявляется переменная, сообщение обрабатывает код класса, к которому относится присвоенный переменной объект.</text:p>
      <text:p text:style-name="P2">Однако общность механизма обмена сообщениями имеет и другую сторону — «полноценная» передача сообщений требует дополнительных накладных расходов, что не всегда приемлемо. Поэтому в большинстве ныне существующих объектно-ориентированных языков программирования используется концепция <text:span text:style-name="T1">«отправка сообщения как вызов метода»</text:span> — объекты имеют доступные извне методы, вызовами которых и обеспечивается взаимодействие объектов. Данный подход реализован в огромном количестве языков программирования, в том числе C++, Object Pascal, Java, Oberon-2. В настоящий момент именно он является наиболее распространённым в объектно-ориентированных языках.</text:p>
      <text:p text:style-name="P2">Концепция <text:span text:style-name="T1">виртуальных методов</text:span>, поддерживаемая этими и другими современными языками, появилась как средство обеспечить выполнение нужных методов при использовании полиморфных переменных, то есть, по сути, как попытка расширить возможности вызова методов для реализации части функциональности, обеспечиваемой механизмом обработки сообщений.</text:p>
      <text:p text:style-name="P1"/>
      <text:h text:style-name="P3" text:outline-level="2"><text:bookmark text:name="link6"/>4. Особенности реализации</text:h>
      <text:p text:style-name="P2">Как уже говорилось выше, в современных объектно-ориентированных языках программирования каждый объект является значением, относящимся к определённому классу. Класс представляет собой объявленный программистом составной тип данных, имеющий в составе:</text:p>
      <text:p text:style-name="P4"><text:soft-page-break/>Поля данных</text:p>
      <text:p text:style-name="P7">Параметры объекта (конечно, не все, а только необходимые в программе), задающие его состояние (свойства объекта предметной области). Иногда поля данных объекта называют свойствами объекта, из-за чего возможна путаница. Физически поля представляют собой значения (переменные, константы), объявленные как принадлежащие классу.</text:p>
      <text:p text:style-name="P9">Методы </text:p>
      <text:p text:style-name="P8">Процедуры и функции, связанные с классом. Они определяют действия, которые можно выполнять над объектом такого типа, и которые сам объект может выполнять.</text:p>
      <text:p text:style-name="P2">Классы могут наследоваться друг от друга. Класс-потомок получает все поля и методы класса-родителя, но может дополнять их собственными либо переопределять уже имеющиеся. Большинство языков программирования поддерживает только единичное наследование (класс может иметь только один класс-родитель), лишь в некоторых допускается множественное наследование — порождение класса от двух или более классов-родителей. Множественное наследование создаёт целый ряд проблем, как логических, так и чисто реализационных, поэтому в полном объёме его поддержка не распространена. Вместо этого в 1990-е годы появилось и стало активно вводиться в объектно-ориентированные языки понятие интерфейса. Интерфейс — это класс без полей и без реализации, включающий только заголовки методов. Если некий класс наследует (или, как говорят, реализует) интерфейс, он должен реализовать все входящие в него методы. Использование интерфейсов предоставляет относительно дешёвую альтернативу множественному наследованию.</text:p>
      <text:p text:style-name="P2">Взаимодействие объектов в абсолютном большинстве случаев обеспечивается вызовом ими методов друг друга.</text:p>
      <text:p text:style-name="P2">Инкапсуляция обеспечивается следующими средствами</text:p>
      <text:p text:style-name="P4">Контроль доступа </text:p>
      <text:p text:style-name="P7">Поскольку методы класса могут быть как чисто внутренними, обеспечивающими логику функционирования объекта, так и внешними, с помощью которых взаимодействуют объекты, необходимо обеспечить скрытость первых при доступности извне вторых. Для этого в языки вводятся специальные синтаксические конструкции, явно задающие область видимости каждого члена класса. Традиционно это модификаторы public, protected и private, обозначающие, соответственно, открытые члены класса, члены класса, доступные только из классов-потомков и скрытые, доступные только внутри класса. Конкретная номенклатура модификаторов и их точный смысл различаются в разных языках.</text:p>
      <text:p text:style-name="P9">Методы доступа </text:p>
      <text:p text:style-name="P7">Поля класса, в общем случае, не должны быть доступны извне, поскольку такой доступ позволил бы произвольным образом менять внутреннее состояние объектов. Поэтому поля обычно объявляются скрытыми (либо язык в принципе не позволяет обращаться к полям класса извне), а для доступа к находящимся в полях данным используются специальные методы, называемые методами <text:soft-page-break/>доступа. Такие методы либо возвращают значение того или иного поля, либо производят запись в это поле нового значения. При записи метод доступа может проконтролировать допустимость записываемого значения и, при необходимости, произвести другие манипуляции с данными объекта, чтобы они остались корректными (внутренне согласованными). Методы доступа называют ещё аксессорами (от англ. <text:span text:style-name="T3">access</text:span> — доступ), а по отдельности — геттерами (англ. <text:span text:style-name="T3">get</text:span> — чтение) и сеттерами (англ. <text:span text:style-name="T3">set</text:span> — запись)<text:bookmark text:name="link24"/>[2].</text:p>
      <text:p text:style-name="P9">Свойства объекта </text:p>
      <text:p text:style-name="P8">Псевдополя, доступные для чтения и/или записи. Свойства внешне выглядят как поля и используются аналогично доступным полям (с некоторыми исключениями), однако фактически при обращении к ним происходит вызов методов доступа. Таким образом, свойства можно рассматривать как «умные» поля данных, сопровождающие доступ к внутренним данным объекта какими-либо дополнительными действиями (например, когда изменение координаты объекта сопровождается его перерисовкой на новом месте). Свойства, по сути — не более чем <text:span text:style-name="T1">синтаксический сахар</text:span>, поскольку никаких новых возможностей они не добавляют, а лишь скрывают вызов методов доступа. Конкретная языковая реализация свойств может быть разной. Например, в C# объявление свойства непосредственно содержит код методов доступа, который вызывается только при работе со свойствами, то есть не требует отдельных методов доступа, доступных для непосредственного вызова. В Delphi объявление свойства содержит лишь имена методов доступа, которые должны вызываться при обращении к полю. Сами методы доступа представляют собой обычные методы с некоторыми дополнительными требованиями к сигнатуре.</text:p>
      <text:p text:style-name="P2">Полиморфизм реализуется путём введения в язык правил, согласно которым переменной типа «класс» может быть присвоен объект любого класса-потомка её класса.</text:p>
      <text:p text:style-name="P1"/>
      <text:h text:style-name="P3" text:outline-level="2"><text:bookmark text:name="link7"/>5. Подходы к проектированию программ в целом</text:h>
      <text:p text:style-name="P2">ООП ориентировано на разработку крупных программных комплексов, разрабатываемых командой программистов (возможно, достаточно большой). Проектирование системы в целом, создание отдельных компонент и их объединение в конечный продукт при этом часто выполняется разными людьми, и нет ни одного специалиста, который знал бы о проекте всё.</text:p>
      <text:p text:style-name="P2">Объектно-ориентированное проектирование состоит в описании структуры и поведения проектируемой системы, то есть, фактически, в ответе на два основных вопроса:</text:p>
      <text:list xml:id="list6360620265431292557" text:style-name="L2">
        <text:list-header>
          <text:p text:style-name="P19"><text:span text:style-name="T1">– Из каких частей состоит система</text:span>.</text:p>
          <text:p text:style-name="P11"><text:span text:style-name="T1">– В чём состоит ответственность каждой из частей</text:span>.</text:p>
        </text:list-header>
      </text:list>
      <text:p text:style-name="P2"><text:soft-page-break/>Выделение частей производится таким образом, чтобы каждая имела минимальный по объёму и точно определённый набор выполняемых функций (обязанностей), и при этом взаимодействовала с другими частями как можно меньше.</text:p>
      <text:p text:style-name="P2">Дальнейшее уточнение приводит к выделению более мелких фрагментов описания. По мере детализации описания и определения ответственности выявляются данные, которые необходимо хранить, наличие близких по поведению агентов, которые становятся кандидатами на реализацию в виде классов с общими предками. После выделения компонентов и определения интерфейсов между ними реализация каждого компонента может проводиться практически независимо от остальных (разумеется, при соблюдении соответствующей технологической дисциплины).</text:p>
      <text:p text:style-name="P2">Большое значение имеет правильное построение иерархии классов. Одна из известных проблем больших систем, построенных по ООП-технологии — так называемая <text:span text:style-name="T2">проблема хрупкости базового класса</text:span>. Она состоит в том, что на поздних этапах разработки, когда иерархия классов построена и на её основе разработано большое количество кода, оказывается трудно или даже невозможно внести какие-либо изменения в код базовых классов иерархии (от которых порождены все или многие работающие в системе классы). Даже если вносимые изменения не затронут интерфейс базового класса, изменение его поведения может непредсказуемым образом отразиться на классах-потомках. В случае крупной системы разработчик базового класса не просто не в состоянии предугадать последствия изменений, он даже не знает о том, как именно базовый класс используется и от каких особенностей его поведения зависит корректность работы классов-потомков.</text:p>
      <text:h text:style-name="P3" text:outline-level="2"/>
      <text:h text:style-name="P3" text:outline-level="2"><text:bookmark text:name="link8"/>6. Родственные методологии</text:h>
      <text:p text:style-name="P2">Компонентное программирование — следующий этап развития ООП; прототип- и класс-ориентированное программирование — разные подходы к созданию программы, которые могут комбинироваться, имеющие свои преимущества и недостатки.</text:p>
      <text:h text:style-name="P5" text:outline-level="3"/>
      <text:h text:style-name="P34" text:outline-level="3"><text:bookmark text:name="link9"/>6.1. Компонентное программирование</text:h>
      <text:p text:style-name="P2">Компонентно-ориентированное программирование — это своеобразная «надстройка» над ООП, набор правил и ограничений, направленных на построение крупных развивающихся программных систем с большим временем жизни. Программная система в этой методологии представляет собой набор компонентов с хорошо определёнными интерфейсами. Изменения в существующую систему вносятся путём создания новых компонентов в дополнение или в качестве замены ранее <text:soft-page-break/>существующих. При создании новых компонентов на основе ранее созданных запрещено использование наследования реализации — новый компонент может наследовать лишь интерфейсы базового. Таким образом компонентное программирование обходит проблему хрупкости базового класса.</text:p>
      <text:p text:style-name="P1"/>
      <text:h text:style-name="P5" text:outline-level="3"><text:bookmark text:name="link10"/>6.2. Прототипное программирование</text:h>
      <text:p text:style-name="P2">Прототипное программирование, сохранив часть черт ООП, отказалось от базовых понятий — класса и наследования.</text:p>
      <text:list xml:id="list532670190304607754" text:style-name="L3">
        <text:list-item>
          <text:p text:style-name="P20">Вместо механизма описания классов и порождения экземпляров язык предоставляет механизм создания объекта (путём задания набора полей и методов, которые объект должен иметь) и механизм клонирования объектов.</text:p>
        </text:list-item>
        <text:list-item>
          <text:p text:style-name="P20">Каждый вновь созданный объект является «экземпляром без класса». Каждый объект может стать <text:span text:style-name="T2">прототипом</text:span> — быть использован для создания нового объекта с помощью операции <text:span text:style-name="T2">клонирования</text:span>. После клонирования новый объект может быть изменён, в частности, дополнен новыми полями и методами.</text:p>
        </text:list-item>
        <text:list-item>
          <text:p text:style-name="P12">Клонированный объект либо становится полной копией прототипа, хранящей все значения его полей и дублирующей его методы, либо сохраняет ссылку на прототип, не включая в себя клонированных полей и методов до тех пор, пока они не будут изменены. В последнем случае среда исполнения обеспечивает механизм <text:span text:style-name="T2">делегирования</text:span> — если при обращении к объекту он сам не содержит нужного метода или поля данных, вызов передаётся прототипу, от него, при необходимости — дальше по цепочке.</text:p>
        </text:list-item>
      </text:list>
      <text:p text:style-name="P1"/>
      <text:h text:style-name="P5" text:outline-level="3"><text:bookmark text:name="link11"/>6.3. Класс-ориентированное программирование</text:h>
      <text:h text:style-name="P3" text:outline-level="2"><text:bookmark text:name="link12"/>7. Производительность объектных программ</text:h>
      <text:p text:style-name="P2">Гради Буч указывает<text:bookmark text:name="link25"/>[<text:span text:style-name="T8">2</text:span>] на следующие причины, приводящие к снижению производительности программ из-за использования объектно-ориентированных средств:</text:p>
      <text:p text:style-name="P4">Динамическое связывание методов. </text:p>
      <text:p text:style-name="P7">Обеспечение полиморфного поведения объектов приводит к необходимости связывать методы, вызываемые программой (то есть определять, какой конкретно метод будет вызываться) не на этапе компиляции, а в процессе исполнения программы, на что тратится дополнительное время. При этом реально динамическое связывание требуется не более чем для 20 % вызовов, но некоторые ООП-языки используют его постоянно.</text:p>
      <text:p text:style-name="P9"/>
      <text:p text:style-name="P9"/>
      <text:p text:style-name="P9"><text:soft-page-break/>Значительная глубина абстракции. </text:p>
      <text:p text:style-name="P7">ООП-разработка часто приводит к созданию «многослойных» приложений, где выполнение объектом требуемого действия сводится к множеству обращений к объектам более низкого уровня. В таком приложении происходит очень много вызовов методов и возвратов из методов, что, естественно, сказывается на производительности.</text:p>
      <text:p text:style-name="P9">Наследование «размывает» код. </text:p>
      <text:p text:style-name="P8">Код, относящийся к «оконечным» классам иерархии наследования (которые обычно и используются программой непосредственно) — находится не только в самих этих классах, но и в их классах-предках. Относящиеся к одному классу методы фактически описываются в разных классах. Это приводит к двум неприятным моментам:</text:p>
      <text:list xml:id="list1841136772115891186" text:style-name="L4">
        <text:list-item>
          <text:p text:style-name="P31">Снижается скорость трансляции, так как компоновщику приходится подгружать описания всех классов иерархии.</text:p>
        </text:list-item>
        <text:list-item>
          <text:p text:style-name="P32">Снижается производительность программы в системе со страничной памятью — поскольку методы одного класса физически находятся в разных местах кода, далеко друг от друга, при работе фрагментов программы, активно обращающихся к унаследованным методам, система вынуждена производить частые переключения страниц.</text:p>
        </text:list-item>
      </text:list>
      <text:p text:style-name="P4">Инкапсуляция снижает скорость доступа к данным. </text:p>
      <text:p text:style-name="P7">Запрет на прямой доступ к полям класса извне приводит к необходимости создания и использования методов доступа. И написание, и компиляция, и исполнение методов доступа сопряжено с дополнительными расходами.</text:p>
      <text:p text:style-name="P9">Динамическое создание и уничтожение объектов. </text:p>
      <text:p text:style-name="P8">Динамически создаваемые объекты, как правило, размещаются в куче, что менее эффективно, чем размещение их на стеке и, тем более, статическое выделение памяти под них на этапе компиляции.</text:p>
      <text:p text:style-name="P2">Несмотря на отмеченные недостатки, Буч утверждает, что выгоды от использования ООП более весомы. Кроме того, повышение производительности за счёт лучшей организации ООП-кода, по его словам, в некоторых случаях компенсирует дополнительные накладные расходы на организацию функционирования программы. Можно также заметить, что многие эффекты снижения производительности могут сглаживаться или даже полностью устраняться за счёт качественной оптимизации кода компилятором. Например, упомянутое выше снижение скорости доступа к полям класса из-за использования методов доступа устраняется, если компилятор вместо вызова метода доступа использует инлайн-подстановку (современные компиляторы делают это вполне уверенно).</text:p>
      <text:h text:style-name="P3" text:outline-level="2"><text:soft-page-break/></text:h>
      <text:h text:style-name="P3" text:outline-level="2"><text:bookmark text:name="link13"/>8. Критика ООП</text:h>
      <text:p text:style-name="P2">Несмотря на отдельные критические замечания в адрес ООП, в настоящее время именно эта парадигма используется в подавляющем большинстве промышленных проектов. Однако, нельзя считать, что ООП является наилучшей из методик программирования во всех случаях.</text:p>
      <text:p text:style-name="P2">Обычно сравнивают объектное и процедурное программирование:</text:p>
      <text:list xml:id="list6100194653154687139" text:style-name="L5">
        <text:list-header>
          <text:p text:style-name="P21">– Процедурное программирование лучше подходит для случаев, когда важны быстродействие и используемые программой ресурсы, но требует большего времени для разработки.</text:p>
          <text:p text:style-name="P13">– Объектное — когда важна управляемость проекта и его модифицируемость, а также скорость разработки.</text:p>
        </text:list-header>
      </text:list>
      <text:p text:style-name="P2">Критические высказывания в адрес ООП:</text:p>
      <text:list xml:id="list5557904564117268542" text:style-name="L6">
        <text:list-header>
          <text:p text:style-name="P22">– Исследование Thomas E. Potok, Mladen Vouk и Andy Rindos [1] показало отсутствие значимой разницы в продуктивности разработки программного обеспечения между ООП и процедурным подходом.</text:p>
          <text:p text:style-name="P22">– Кристофер Дэйт указывает на невозможность сравнения ООП и других технологий во многом из-за отсутствия строгого и общепризнанного определения ООП (C. J. Date, Introduction to Database Systems, 6th-ed., Page 650)</text:p>
          <text:p text:style-name="P22">– Александр Степанов, в одном из своих интервью, указывал на то, что ООП «методологически неправильно» и что «… ООП практически такая же мистификация как и искусственный интеллект…» ([2]).</text:p>
          <text:p text:style-name="P22">– Фредерик Брукс (Frederick P. Brooks, Jr.) в своей статье «No Silver Bullet. Essence and Accidents of Software Engineering» (Computer Magazine; April 1987) указывает на то, что наиболее сложной частью создания программного обеспечения является « … спецификация, дизайн и тестирование концептуальных конструкций, а отнюдь не работа по выражению этих концептуальных конструкций…». ООП (наряду с такими технологиями как искусственный интеллект, верификация программ, автоматическое программирование, графическое программирование, экспертные системы и др.), по его мнению, не является «серебряной пулей», которая могла бы на порядок величины (то есть примерно в 10 раз, как говорится в статье) снизить сложность разработки программных систем. Согласно Бруксу, «…ООП позволяет сократить только привнесённую сложность в выражение дизайна. Дизайн остаётся сложным по своей природе…». ([<text:span text:style-name="T8">2</text:span>])</text:p>
          <text:p text:style-name="P22"/>
          <text:p text:style-name="P22"/>
          <text:p text:style-name="P22"><text:soft-page-break/>– Эдсгер Дейкстра указывал: «… то о чём общество в большинстве случаев просит — это змеиное масло. Естественно, „змеиное масло“ имеет очень впечатляющие имена, иначе будет очень трудно что-то продать: „Структурный анализ и Дизайн“, „Программная инженерия“, „Модели зрелости“, „Управляющие информационные системы“ (Management Information Systems), „Интегрированные среды поддержки проектов“, „Объектная ориентированность“, „Реинжиниринг бизнес-процессов“…» — <text:span text:style-name="T2">EWD 1175: The strengths of the academic enterprise</text:span></text:p>
          <text:p text:style-name="P22">– Никлаус Вирт считает, что ООП — не более чем тривиальная надстройка над структурным программированием, и преувеличение её значимости, выражающееся, в том числе, во включении в языки программирования всё новых модных «объектно-ориентированных» средств, вредит качеству разрабатываемого программного обеспечения.</text:p>
        </text:list-header>
      </text:list>
      <text:p text:style-name="P26"/>
      <text:h text:style-name="P3" text:outline-level="2"><text:bookmark text:name="link14"/>9. Объектно-ориентированные языки</text:h>
      <text:p text:style-name="P2">Многие современные языки специально созданы для облегчения объектно-ориентированного программирования. Однако следует отметить, что можно применять техники ООП и для не-объектно-ориентированного языка и наоборот, применение объектно-ориентированного языка вовсе не означает, что код автоматически становится объектно-ориентированным.</text:p>
      <text:p text:style-name="P2">Современный объектно-ориентированный язык предлагает, как правило, следующий обязательный набор синтаксических средств:</text:p>
      <text:list xml:id="list2976528992518492737" text:style-name="L7">
        <text:list-header>
          <text:p text:style-name="P23">– Объявление классов с полями (данными — членами класса) и методами (функциями — членами класса).</text:p>
          <text:p text:style-name="P23">– Механизм расширения класса (наследования) — порождение нового класса от существующего с автоматическим включением всех особенностей реализации класса-предка в состав класса-потомка. Большинство ООП-языков поддерживают только единичное наследование.</text:p>
          <text:p text:style-name="P23">– Полиморфные переменные и параметры функций (методов), позволяющие присваивать одной и той же переменной экземпляры различных классов.</text:p>
          <text:p text:style-name="P14">– Полиморфное поведение экземпляров классов за счёт использования виртуальных методов. В некоторых ООП-языках все методы классов являются виртуальными.</text:p>
        </text:list-header>
      </text:list>
      <text:p text:style-name="P2">Видимо, минимальным традиционным объектно-ориентированным языком можно считать язык Оберон, который не содержит никаких других объектных средств, кроме вышеперечисленных (в исходном Обероне даже нет отдельного ключевого слова для объявления класса, а также отсутствуют явно описываемые методы, их заменяют поля <text:soft-page-break/>процедурного типа). Но большинство языков добавляют к указанному минимальному набору те или иные дополнительные средства. В их числе:</text:p>
      <text:list xml:id="list5764720682923306321" text:style-name="L8">
        <text:list-header>
          <text:p text:style-name="P24">– Конструкторы, деструкторы, финализаторы.</text:p>
          <text:p text:style-name="P24">– Свойства (аксессоры).</text:p>
          <text:p text:style-name="P24">– Индексаторы.</text:p>
          <text:p text:style-name="P24">– Интерфейсы (например, в Java используются также как альтернатива множественному наследованию — любой класс может реализовать сколько угодно интерфейсов).</text:p>
          <text:p text:style-name="P24">– Переопределение операторов для классов.</text:p>
          <text:p text:style-name="P15">– Средства защиты внутренней структуры классов от несанкционированного использования извне. Обычно это модификаторы доступа к полям и методам, типа public, private, обычно также protected, иногда некоторые другие.</text:p>
        </text:list-header>
      </text:list>
      <text:p text:style-name="P2">Часть языков (иногда называемых «чисто объектными») целиком построена вокруг объектных средств — в них любые данные (возможно, за небольшим числом исключений в виде встроенных скалярных типов данных) являются объектами, любой код — методом какого-либо класса, и невозможно написать программу, в которой не использовались бы объекты. Примеры подобных языков — C#, Smalltalk, Java, Ruby, AS3. Другие языки (иногда используется термин «гибридные») включают ООП-подсистему в исходно процедурный язык. В них существует возможность программировать, не обращаясь к объектным средствам. Классические примеры — C++, Delphi и Perl.</text:p>
      <text:h text:style-name="P29" text:outline-level="2"><text:bookmark text:name="link15"/>Примечания</text:h>
      <text:list xml:id="list8487973848113261398" text:style-name="L9">
        <text:list-item>
          <text:p text:style-name="P27"><text:bookmark text:name="link20"/><text:span text:style-name="T2">Тимоти Бадд</text:span> Объектно-ориентированное программирование в действии = An Introduction to Object-Oriented Programming. — <text:span text:style-name="T7">СПб.</text:span>: «Питер», 1997. — 464 с. — (В действии). — 6000 экз. — ISBN 5-88782-270-8</text:p>
        </text:list-item>
        <text:list-item>
          <text:p text:style-name="P16"><text:bookmark text:name="link22"/><text:span text:style-name="T2">Грэди Буч</text:span> Объектно-ориентированный анализ и проектирование с примерами приложений на С++ = Object-Oriented Analysis and Design with Applications / Пер. И.Романовский, Ф.Андреев. — 2-е изд. — М., СПб.: «Бином», «Невский диалект», 1998. — С. 276—278. — 560 с. — 6000 экз. — ISBN 5-7989-0067-3</text:p>
        </text:list-item>
      </text:list>
      <text:h text:style-name="P3" text:outline-level="2"><text:bookmark text:name="link17"/>Литература</text:h>
      <text:list xml:id="list2892177576471648404" text:style-name="L10">
        <text:list-header>
          <text:p text:style-name="P25"><text:span text:style-name="T2">– Иан Грэхем</text:span> Объектно-ориентированные методы. Принципы и практика = Object-Oriented Methods: Principles &amp; Practice. — 3-е изд. — <text:span text:style-name="T7">М</text:span>.: «Вильямс», 2004. — С. 880. — ISBN 0-201-61913-X</text:p>
          <text:p text:style-name="P17"><text:span text:style-name="T6">–Антони Синтес</text:span><text:span text:style-name="T4"> Освой самостоятельно объектно-ориентированное программирование за 21 день = Sams Teach Yourself Object-Oriented Programming in 21 Days. — </text:span><text:span text:style-name="T5">М</text:span><text:span text:style-name="T4">.: «Вильямс», 2002. — С. 672. — ISBN 0-672-32109-2</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07:38:46.246194066</meta:creation-date>
    <dc:date>2017-06-30T07:55:04.978969086</dc:date>
    <meta:editing-duration>PT15M15S</meta:editing-duration>
    <meta:editing-cycles>12</meta:editing-cycles>
    <meta:generator>LibreOffice/5.1.6.2$Linux_X86_64 LibreOffice_project/10m0$Build-2</meta:generator>
    <meta:document-statistic meta:table-count="0" meta:image-count="0" meta:object-count="0" meta:page-count="14" meta:paragraph-count="143" meta:word-count="3820" meta:character-count="31287" meta:non-whitespace-character-count="27533"/>
  </office:meta>
</office:document-meta>
</file>